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  <style:text-properties style:font-name="Marianne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0pt" officeooo:paragraph-rsid="003e267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0ff22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26e42" style:font-size-asian="10pt" style:font-size-complex="10pt"/>
    </style:style>
    <style:style style:name="P5" style:family="paragraph" style:parent-style-name="Standard">
      <style:text-properties style:font-name="Marianne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Marianne" fo:font-size="10pt" officeooo:rsid="00463bf6" officeooo:paragraph-rsid="00463bf6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" fo:font-size="10pt" officeooo:rsid="00463bf6" officeooo:paragraph-rsid="00463bf6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" fo:font-size="10pt" officeooo:rsid="003d1c97" officeooo:paragraph-rsid="004a721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" fo:font-size="10pt" officeooo:rsid="0040f447" officeooo:paragraph-rsid="004a7216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3c8444" officeooo:paragraph-rsid="003c8444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a7216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40f447" officeooo:paragraph-rsid="004a7216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a7216" fo:background-color="#ffff0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Marianne" fo:font-size="10pt" style:text-underline-style="solid" style:text-underline-width="auto" style:text-underline-color="font-color" officeooo:rsid="000ff22d" officeooo:paragraph-rsid="003b2e53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3c8444" officeooo:paragraph-rsid="003c8444" fo:background-color="#ffff00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4a7216" fo:background-color="#ffff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237977" officeooo:paragraph-rsid="00237977" style:font-size-asian="10pt" style:font-size-complex="10pt"/>
    </style:style>
    <style:style style:name="P20" style:family="paragraph" style:parent-style-name="Standard">
      <style:text-properties style:font-name="Marianne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Marianne" fo:font-size="10pt" fo:font-weight="bold" officeooo:rsid="003b2e53" officeooo:paragraph-rsid="003b2e5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Marianne" fo:font-size="10pt" fo:font-weight="bold" officeooo:paragraph-rsid="003b2e53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Marianne" fo:font-size="10pt" fo:font-weight="bold" officeooo:rsid="00463bf6" officeooo:paragraph-rsid="004d4885" fo:background-color="#ffff00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Marianne" fo:font-size="10pt" officeooo:rsid="00463bf6" officeooo:paragraph-rsid="00463bf6" fo:background-color="#ffff00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Marianne" fo:font-size="10pt" officeooo:paragraph-rsid="00463bf6" fo:background-color="#ffff00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Marianne" fo:font-size="10pt" fo:background-color="transparent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Marianne" fo:font-size="10pt" officeooo:rsid="003d1c97" officeooo:paragraph-rsid="004a7216" fo:background-color="transparent" style:font-size-asian="10pt" style:font-size-complex="10pt"/>
    </style:style>
    <style:style style:name="P28" style:family="paragraph" style:parent-style-name="Preformatted_20_Text">
      <style:text-properties officeooo:paragraph-rsid="001a6335"/>
    </style:style>
    <style:style style:name="P29" style:family="paragraph" style:parent-style-name="Standard">
      <style:paragraph-properties fo:text-align="center" style:justify-single-word="false"/>
      <style:text-properties officeooo:paragraph-rsid="003b2e53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 style:list-style-name="L1">
      <style:text-properties style:font-name="Marianne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5107f1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Marianne" fo:font-size="10pt" fo:font-weight="bold" officeooo:rsid="00463bf6" officeooo:paragraph-rsid="00463bf6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Marianne" fo:font-size="10pt" officeooo:rsid="00463bf6" officeooo:paragraph-rsid="005107f1" fo:background-color="transparent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officeooo:paragraph-rsid="005107f1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officeooo:rsid="00463bf6" officeooo:paragraph-rsid="005107f1" fo:background-color="transparent" style:font-size-asian="10pt" style:font-size-complex="10pt"/>
    </style:style>
    <style:style style:name="P37" style:family="paragraph" style:parent-style-name="Standard">
      <style:text-properties style:font-name="Arial1" fo:font-size="10pt" officeooo:paragraph-rsid="005107f1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weight="normal" officeooo:rsid="005876a3" officeooo:paragraph-rsid="005107f1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fo:font-weight="normal" officeooo:rsid="004293f5" officeooo:paragraph-rsid="005107f1" fo:background-color="transparent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font-weight="normal" officeooo:rsid="006a2680" officeooo:paragraph-rsid="005107f1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1" fo:font-size="10pt" fo:font-weight="bold" officeooo:rsid="00463bf6" officeooo:paragraph-rsid="005107f1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text-properties officeooo:paragraph-rsid="005107f1"/>
    </style:style>
    <style:style style:name="P43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officeooo:rsid="003bbf53" officeooo:paragraph-rsid="005107f1" style:font-size-asian="10pt" style:font-size-complex="10pt"/>
    </style:style>
    <style:style style:name="P44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officeooo:paragraph-rsid="005107f1" style:font-size-asian="10pt" style:font-size-complex="10pt"/>
    </style:style>
    <style:style style:name="P45" style:family="paragraph" style:parent-style-name="Table_20_Contents">
      <style:paragraph-properties fo:line-height="150%" fo:text-align="start" style:justify-single-word="false"/>
      <style:text-properties style:font-name="Arial1" fo:font-size="10pt" officeooo:paragraph-rsid="005107f1" style:font-size-asian="10pt" style:font-size-complex="10pt"/>
    </style:style>
    <style:style style:name="P46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size="10pt" fo:font-weight="bold" officeooo:paragraph-rsid="005107f1" style:font-size-asian="10pt" style:font-size-complex="10pt"/>
    </style:style>
    <style:style style:name="T1" style:family="text">
      <style:text-properties style:font-name="Marianne"/>
    </style:style>
    <style:style style:name="T2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Marianne" fo:font-size="10pt" style:font-size-asian="10pt" style:font-size-complex="10pt"/>
    </style:style>
    <style:style style:name="T4" style:family="text">
      <style:text-properties style:font-name="Marianne" style:text-underline-style="none"/>
    </style:style>
    <style:style style:name="T5" style:family="text">
      <style:text-properties style:font-name="Marianne" style:text-underline-style="none" fo:font-weight="normal" fo:background-color="transparent" loext:char-shading-value="0" style:font-weight-asian="normal" style:font-weight-complex="normal"/>
    </style:style>
    <style:style style:name="T6" style:family="text">
      <style:text-properties style:font-name="Marianne" officeooo:rsid="001f3e54"/>
    </style:style>
    <style:style style:name="T7" style:family="text">
      <style:text-properties style:font-name="Marianne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Marianne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style:font-name="Marianne" fo:background-color="transparent" loext:char-shading-value="0"/>
    </style:style>
    <style:style style:name="T10" style:family="text">
      <style:text-properties style:font-name="Marianne" officeooo:rsid="0037b755" fo:background-color="transparent" loext:char-shading-value="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0ff22d" style:font-weight-asian="normal" style:font-weight-complex="normal"/>
    </style:style>
    <style:style style:name="T14" style:family="text">
      <style:text-properties style:text-underline-style="none" officeooo:rsid="000ff22d"/>
    </style:style>
    <style:style style:name="T15" style:family="text">
      <style:text-properties officeooo:rsid="002ee98c"/>
    </style:style>
    <style:style style:name="T16" style:family="text">
      <style:text-properties officeooo:rsid="001f3e54"/>
    </style:style>
    <style:style style:name="T17" style:family="text">
      <style:text-properties officeooo:rsid="003c8444" fo:background-color="#ffff00" loext:char-shading-value="0"/>
    </style:style>
    <style:style style:name="T18" style:family="text">
      <style:text-properties officeooo:rsid="003e267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ee98c" style:font-weight-asian="bold" style:font-weight-complex="bold"/>
    </style:style>
    <style:style style:name="T21" style:family="text">
      <style:text-properties fo:font-weight="bold" officeooo:rsid="0031727e" style:font-weight-asian="bold" style:font-weight-complex="bold"/>
    </style:style>
    <style:style style:name="T22" style:family="text">
      <style:text-properties fo:font-weight="bold" officeooo:rsid="001f3e54" style:font-weight-asian="bold" style:font-weight-complex="bold"/>
    </style:style>
    <style:style style:name="T23" style:family="text">
      <style:text-properties fo:font-weight="bold" officeooo:rsid="0030f9f4" style:font-weight-asian="bold" style:font-weight-complex="bold"/>
    </style:style>
    <style:style style:name="T24" style:family="text">
      <style:text-properties fo:font-weight="bold" officeooo:rsid="003e267a" style:font-weight-asian="bold" style:font-weight-complex="bold"/>
    </style:style>
    <style:style style:name="T25" style:family="text">
      <style:text-properties fo:font-weight="bold" officeooo:rsid="00379afd" style:font-weight-asian="bold" style:font-weight-complex="bold"/>
    </style:style>
    <style:style style:name="T26" style:family="text">
      <style:text-properties officeooo:rsid="003f8a39"/>
    </style:style>
    <style:style style:name="T27" style:family="text">
      <style:text-properties officeooo:rsid="00463bf6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484758"/>
    </style:style>
    <style:style style:name="T31" style:family="text">
      <style:text-properties style:font-name="Arial1"/>
    </style:style>
    <style:style style:name="T32" style:family="text">
      <style:text-properties style:font-name="Arial1" fo:font-size="10pt" style:font-size-asian="10pt" style:font-size-complex="10pt"/>
    </style:style>
    <style:style style:name="T33" style:family="text">
      <style:text-properties style:font-name="Arial1" officeooo:rsid="001f3e54"/>
    </style:style>
    <style:style style:name="T34" style:family="text">
      <style:text-properties style:font-name="Arial1" officeooo:rsid="005a1810" fo:background-color="transparent" loext:char-shading-value="0"/>
    </style:style>
    <style:style style:name="T35" style:family="text">
      <style:text-properties style:font-name="Arial1" officeooo:rsid="005bd905" fo:background-color="transparent" loext:char-shading-value="0"/>
    </style:style>
    <style:style style:name="T36" style:family="text">
      <style:text-properties style:font-name="Arial1" officeooo:rsid="005a1810"/>
    </style:style>
    <style:style style:name="T37" style:family="text">
      <style:text-properties style:font-name="Arial1" officeooo:rsid="005bd905"/>
    </style:style>
    <style:style style:name="T38" style:family="text">
      <style:text-properties officeooo:rsid="00379afd"/>
    </style:style>
    <style:style style:name="T39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officeooo:rsid="003bbf53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6cce7a"/>
    </style:style>
    <style:style style:name="T43" style:family="text">
      <style:text-properties fo:font-weight="normal" officeooo:rsid="005a1810" fo:background-color="transparent" loext:char-shading-value="0" style:font-weight-asian="normal" style:font-weight-complex="normal"/>
    </style:style>
    <style:style style:name="T44" style:family="text">
      <style:text-properties fo:font-weight="normal" officeooo:rsid="005dba17" fo:background-color="transparent" loext:char-shading-value="0" style:font-weight-asian="normal" style:font-weight-complex="normal"/>
    </style:style>
    <style:style style:name="T45" style:family="text">
      <style:text-properties fo:font-weight="normal" officeooo:rsid="005a1810" style:font-weight-asian="normal" style:font-weight-complex="normal"/>
    </style:style>
    <style:style style:name="T46" style:family="text">
      <style:text-properties fo:font-weight="normal" officeooo:rsid="005dba17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ossier de demande de dérogation à la réglementation espèces protégées</text:p>
      <text:p text:style-name="P21"/>
      <text:p text:style-name="P29"><text:span text:style-name="Source_20_Text"><text:span text:style-name="T7">{nom}</text:span></text:span></text:p>
      <text:p text:style-name="P16"><text:span text:style-name="Source_20_Text"><text:span text:style-name="T8">{demandeur}</text:span></text:span></text:p>
      <text:p text:style-name="P16"><text:span text:style-name="Source_20_Text"><text:span text:style-name="T8">{localisation}</text:span></text:span></text:p>
      <text:p text:style-name="P22"/>
      <text:p text:style-name="P30"><text:span text:style-name="T2">N°</text:span><text:span text:style-name="Source_20_Text"><text:span text:style-name="T2">{identifiant_onagre}</text:span></text:span><text:span text:style-name="T2"> </text:span></text:p>
      <text:p text:style-name="P7"/>
      <text:p text:style-name="P36">Enjeux politiques : {#if <text:span text:style-name="T30">enjeu_politique</text:span>} <text:span text:style-name="T30">Oui</text:span> {:else} <text:span text:style-name="T30">Non</text:span> {/if}</text:p>
      <text:p text:style-name="P36">Enjeux écologiques : <text:s/>{#if <text:span text:style-name="T30">enjeu_écologique</text:span>} <text:span text:style-name="T30">Oui</text:span> {:else} <text:span text:style-name="T30">Non</text:span> {/if}</text:p>
      <text:p text:style-name="P23"><text:span text:style-name="T29">Autorisation environnementale : </text:span><text:span text:style-name="Source_20_Text"><text:span text:style-name="T9"><text:s text:c="2"/>{#if régime_autorisation_environnementale} </text:span></text:span><text:span text:style-name="Source_20_Text"><text:span text:style-name="T10">Oui</text:span></text:span><text:span text:style-name="Source_20_Text"><text:span text:style-name="T9"> {:else} </text:span></text:span><text:span text:style-name="Source_20_Text"><text:span text:style-name="T10">Non</text:span></text:span><text:span text:style-name="Source_20_Text"><text:span text:style-name="T9"> {/if}</text:span></text:span></text:p>
      <text:p text:style-name="P26"/>
      <text:p text:style-name="P1"/>
      <text:p text:style-name="P10">Présentation du projet :</text:p>
      <text:p text:style-name="P19">{description}</text:p>
      <text:p text:style-name="P3"/>
      <text:p text:style-name="P10">Présentation du pétitionaire :</text:p>
      <text:p text:style-name="P15"><text:span text:style-name="Source_20_Text"><text:span text:style-name="T4">{demandeur}</text:span></text:span><text:span text:style-name="T11"> </text:span></text:p>
      <text:p text:style-name="P15"/>
      <text:p text:style-name="P11">Activité principale : <text:span text:style-name="T13">{activité_principale}</text:span><text:span text:style-name="T14"> </text:span></text:p>
      <text:p text:style-name="P17"/>
      <text:p text:style-name="P17"/>
      <text:p text:style-name="P12">Synthèse des éléments démontrant qu'il n'existe aucune alternative au projet : </text:p>
      <text:p text:style-name="P14"><text:span text:style-name="Source_20_Text"><text:span text:style-name="T5">{justification_absence_autre_solution_satisfaisante}</text:span></text:span><text:span text:style-name="T12"> </text:span></text:p>
      <text:p text:style-name="P14"/>
      <text:p text:style-name="P27"><text:span text:style-name="T28">Motif de la dérogation :</text:span> </text:p>
      <text:p text:style-name="P8"><text:span text:style-name="Source_20_Text"><text:span text:style-name="T9">{motif_dérogation}</text:span></text:span><text:span text:style-name="T29"> </text:span></text:p>
      <text:p text:style-name="P13">Justification du mtof de la dérogation :</text:p>
      <text:p text:style-name="P9"><text:span text:style-name="Source_20_Text"><text:span text:style-name="T1">{justification_motif_dérogation}</text:span></text:span></text:p>
      <text:p text:style-name="P18"/>
      <text:p text:style-name="P3"/>
      <text:p text:style-name="P10">Objet de la demande et espèces concernées :</text:p>
      <text:p text:style-name="P4"/>
      <text:p text:style-name="P32"><text:span text:style-name="Source_20_Text"><text:span text:style-name="T33">L</text:span></text:span><text:span text:style-name="Source_20_Text"><text:span text:style-name="T31">es espèces visées par la présente dérogation sont les suivantes :</text:span></text:span></text:p>
      <text:p text:style-name="P37">{#each liste_espèces_par_impact as é<text:span text:style-name="T38">lément</text:span>}</text:p>
      <text:p text:style-name="P37"/>
      <text:p text:style-name="P37"><text:span text:style-name="T19">{é</text:span><text:span text:style-name="T25">lément</text:span><text:span text:style-name="T19">.</text:span><text:span text:style-name="T25">impact</text:span><text:span text:style-name="T19">}</text:span></text:p>
      <text:p text:style-name="P42"><text:span text:style-name="Source_20_Text"><text:span text:style-name="T39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6">Espèce</text:p>
            </table:table-cell>
            <table:table-cell table:style-name="Table1.A1" office:value-type="string">
              <text:p text:style-name="P46">{#each é<text:span text:style-name="T40">lément.liste_noms_impacts_quantifiés</text:span> as nomColonne}</text:p>
            </table:table-cell>
            <table:table-cell table:style-name="Table1.A1" office:value-type="string">
              <text:p text:style-name="P46">{nomColonne}</text:p>
            </table:table-cell>
            <table:table-cell table:style-name="Table1.A1" office:value-type="string">
              <text:p text:style-name="P46">{/each}</text:p>
            </table:table-cell>
          </table:table-row>
        </table:table-header-rows>
        <table:table-row>
          <table:table-cell table:style-name="Table1.A1" office:value-type="string">
            <text:p text:style-name="P37">{#each élément.liste_espèces as espèce}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44"/>
          </table:table-cell>
        </table:table-row>
        <table:table-row table:style-name="Table1.3">
          <table:table-cell table:style-name="Table1.A1" office:value-type="string">
            <text:p text:style-name="P44">{espèce.nomVernaculaire} (<text:span text:style-name="T41">{espèce.nomScientifique}</text:span>)</text:p>
          </table:table-cell>
          <table:table-cell table:style-name="Table1.A1" office:value-type="string">
            <text:p text:style-name="P43">{#each espèce.liste_impacts_quantifiés as impact_quantifié}</text:p>
          </table:table-cell>
          <table:table-cell table:style-name="Table1.A1" office:value-type="string">
            <text:p text:style-name="P43">{impact_quantifié}</text:p>
          </table:table-cell>
          <table:table-cell table:style-name="Table1.A1" office:value-type="string">
            <text:p text:style-name="P43">{/each}</text:p>
          </table:table-cell>
        </table:table-row>
        <table:table-row>
          <table:table-cell table:style-name="Table1.A1" office:value-type="string">
            <text:p text:style-name="P44">{/each}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5"/>
          </table:table-cell>
        </table:table-row>
      </table:table>
      <text:p text:style-name="P35"><text:span text:style-name="Source_20_Text"><text:span text:style-name="T32">{/each}</text:span></text:span></text:p>
      <text:p text:style-name="P28"><text:span text:style-name="Source_20_Text"/></text:p>
      <text:p text:style-name="P10"/>
      <text:p text:style-name="P2"><text:span text:style-name="T18">Les travaux ou interventions se dér</text:span><text:span text:style-name="T26">ou</text:span><text:span text:style-name="T18">leront </text:span><text:span text:style-name="T24">du </text:span><text:span text:style-name="T20">{formatter_date_simple</text:span><text:span text:style-name="T21">(</text:span><text:span text:style-name="T20">date_début_intervention</text:span><text:span text:style-name="T21">)</text:span><text:span text:style-name="T20">}</text:span><text:span text:style-name="T22"> au </text:span><text:span text:style-name="T20">{formatter_date_simple</text:span><text:span text:style-name="T21">(</text:span><text:span text:style-name="T20">date_fin_intervention</text:span><text:span text:style-name="T21">)</text:span><text:span text:style-name="T20">}</text:span><text:span text:style-name="T15">.</text:span></text:p>
      <text:p text:style-name="P2"/>
      <text:p text:style-name="P2"><text:soft-page-break/><text:span text:style-name="T18">La dérogation est demandée </text:span><text:span text:style-name="T16">pour une durée de </text:span><text:span text:style-name="T20">{afficher_nombre</text:span><text:span text:style-name="T23">(</text:span><text:span text:style-name="T20">durée_intervention</text:span><text:span text:style-name="T23">)</text:span><text:span text:style-name="T20">} ans</text:span><text:span text:style-name="T16">.</text:span></text:p>
      <text:p text:style-name="P2"/>
      <text:p text:style-name="P38">{#if mesures_erc_prévues_renseigné}</text:p>
      <text:p text:style-name="P39"><text:span text:style-name="T19">Le dossier prévoit des mesures ERC :</text:span> <text:span text:style-name="T27">{#if </text:span><text:span text:style-name="T42">mesures_erc_prévues</text:span><text:span text:style-name="T27">} </text:span><text:span text:style-name="T30">Oui</text:span><text:span text:style-name="T27"> {:else} </text:span><text:span text:style-name="T30">Non</text:span><text:span text:style-name="T27"> {/if}</text:span></text:p>
      <text:p text:style-name="P40">{:else}</text:p>
      <text:p text:style-name="P40">Le porteur de projet n’a pas explicité s’il prévoyait des mesures ERC.</text:p>
      <text:p text:style-name="P38">{/if}</text:p>
      <text:p text:style-name="P38"/>
      <text:p text:style-name="P33">Commentaires de la DREAL :</text:p>
      <text:p text:style-name="P41"><text:span text:style-name="T45">{commentaire</text:span><text:span text:style-name="T46">_instruction</text:span><text:span text:style-name="T45">}</text:span></text:p>
      <text:p text:style-name="P6"/>
      <text:p text:style-name="P24">Date de dépôt du DDEP : </text:p>
      <text:p text:style-name="P24">Date d'envoi de la dernière contribution en lien avec l'instruction DDEP :</text:p>
      <text:p text:style-name="P24">Date saisine CSRPN/CNPN :</text:p>
      <text:p text:style-name="P24">Date avis CSRPN/CNPN</text:p>
      <text:p text:style-name="P25"><text:span text:style-name="T27">Avis CSRPN/CNPN : </text:span>Avis favorable/Avis favorable sous condition/Avis défavorable</text:p>
      <text:p text:style-name="P24">Date avis conforme Ministre :</text:p>
      <text:p text:style-name="P34">Date de début de la consultation du public ou enquête publique : <text:span text:style-name="T36">{</text:span><text:span text:style-name="T37">formatter_date_simple(</text:span><text:span text:style-name="T36">date_début_consultation_public</text:span><text:span text:style-name="T37">)</text:span><text:span text:style-name="T36">}</text:span></text:p>
      <text:p text:style-name="P24">Date de fin de la consultation du public ou enquête publique :</text:p>
      <text:p text:style-name="P24"/>
      <text:p text:style-name="P24"/>
      <text:p text:style-name="P25"><text:span text:style-name="T27">Décision : </text:span>AP dérogation/AP modificatif/AP Refus</text:p>
      <text:p text:style-name="P24">Date de signature de l’AP :</text:p>
      <text:p text:style-name="P24">Référence de l’AP :</text:p>
      <text:p text:style-name="P24">Date de signature de l’AM :</text:p>
      <text:p text:style-name="P24">Référence de l’AM :</text:p>
      <text:p text:style-name="P2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nessa Rispal</meta:initial-creator>
    <meta:creation-date>2025-04-23T11:07:03.927000000</meta:creation-date>
    <dc:date>2025-07-04T16:36:07.533000000</dc:date>
    <meta:editing-duration>PT6H50M20S</meta:editing-duration>
    <meta:editing-cycles>61</meta:editing-cycles>
    <meta:generator>LibreOffice/7.3.7.2.M8$Windows_X86_64 LibreOffice_project/6d3c621d2a55ad69069ee1e9770686c208fa23a7</meta:generator>
    <dc:creator>Vanessa Rispal</dc:creator>
    <meta:document-statistic meta:table-count="1" meta:image-count="0" meta:object-count="0" meta:page-count="2" meta:paragraph-count="56" meta:word-count="271" meta:character-count="2219" meta:non-whitespace-character-count="1993"/>
  </office:meta>
</office:document-meta>
</file>